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6576257484563096528"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0487609"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0496640"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0511089"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0501697"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40492955"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0484274"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0511416"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9082557955547885272"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p text:style-name="Text_20_body">[1, Chapter 7]</text:p>
      <text:list xml:id="list934404979131057524" text:style-name="L3">
        <text:list-item>
          <text:p text:style-name="P5">Use Exceptions rather than return codes</text:p>
        </text:list-item>
        <text:list-item>
          <text:p text:style-name="P5"><text:soft-page-break/>Write your Try-Catch-Finally statement first</text:p>
        </text:list-item>
        <text:list-item>
          <text:p text:style-name="P5">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p text:style-name="Text_20_body">[1, Chapter 8]</text:p>
      <text:list xml:id="list5126016848586484845"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p text:style-name="Text_20_body">[1, Chapter 9]</text:p>
      <text:list xml:id="list364059659821257737" text:style-name="L5">
        <text:list-item>
          <text:p text:style-name="P7">Consider TTD</text:p>
        </text:list-item>
        <text:list-item>
          <text:p text:style-name="P7">keep Unit Tests clean</text:p>
          <text:list>
            <text:list-item>
              <text:p text:style-name="P7">refactor them</text:p>
            </text:list-item>
            <text:list-item>
              <text:p text:style-name="P7">consider domain-specific testing language</text:p>
            </text:list-item>
          </text:list>
        </text:list-item>
        <text:list-item>
          <text:p text:style-name="P7">For example on resource usage a dual standard may be a good choice</text:p>
        </text:list-item>
        <text:list-item>
          <text:p text:style-name="P7">minimize the number of asserts in a test</text:p>
        </text:list-item>
        <text:list-item>
          <text:p text:style-name="P7">Single Concept per Test</text:p>
        </text:list-item>
        <text:list-item>
          <text:p text:style-name="P7">F.I.R.S.T.</text:p>
        </text:list-item>
      </text:list>
      <text:h text:style-name="Heading_20_2" text:outline-level="2">Classes</text:h>
      <text:p text:style-name="Text_20_body">[1, Chapter 10]</text:p>
      <text:list xml:id="list1939593027483370602" text:style-name="L7">
        <text:list-item>
          <text:p text:style-name="P9">Classes should be small</text:p>
        </text:list-item>
        <text:list-item>
          <text:p text:style-name="P9">Single Responsibility Principle</text:p>
          <text:list>
            <text:list-item>
              <text:p text:style-name="P9">One reason to change</text:p>
            </text:list-item>
          </text:list>
        </text:list-item>
        <text:list-item>
          <text:p text:style-name="P9">Maximize cohesion between instance variables and methods.</text:p>
          <text:list>
            <text:list-item>
              <text:p text:style-name="P9">Low cohesion between instance variable and methods may indicate the necessity to break out another class.</text:p>
            </text:list-item>
          </text:list>
        </text:list-item>
        <text:list-item>
          <text:p text:style-name="P9">Open-Closed-Principle (OCP)</text:p>
        </text:list-item>
        <text:list-item>
          <text:p text:style-name="P9"><text:soft-page-break/>Dependency-Inversion-Principle (DIP)</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4687050501884629411" text:style-name="L6">
        <text:list-item>
          <text:p text:style-name="P8">ISO/IEC 9126</text:p>
        </text:list-item>
        <text:list-item>
          <text:p text:style-name="P8"/>
        </text:list-item>
      </text:list>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22M14S</meta:editing-duration>
    <meta:editing-cycles>106</meta:editing-cycles>
    <meta:generator>OpenOffice/4.1.6$Win32 OpenOffice.org_project/416m1$Build-9790</meta:generator>
    <dc:date>2019-10-03T20:29:30.24</dc:date>
    <meta:document-statistic meta:table-count="1" meta:image-count="0" meta:object-count="0" meta:page-count="6" meta:paragraph-count="185" meta:word-count="1348" meta:character-count="8375"/>
    <meta:user-defined meta:name="Info 1"/>
    <meta:user-defined meta:name="Info 2"/>
    <meta:user-defined meta:name="Info 3"/>
    <meta:user-defined meta:name="Info 4"/>
  </office:meta>
</office:document-meta>
</file>